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68.06pt"/>
    </style:style>
    <style:style style:name="co14" style:family="table-column">
      <style:table-column-properties fo:break-before="auto" style:column-width="61.09pt"/>
    </style:style>
    <style:style style:name="co15" style:family="table-column">
      <style:table-column-properties fo:break-before="auto" style:column-width="93.06pt"/>
    </style:style>
    <style:style style:name="co16" style:family="table-column">
      <style:table-column-properties fo:break-before="auto" style:column-width="7.65pt"/>
    </style:style>
    <style:style style:name="co17" style:family="table-column">
      <style:table-column-properties fo:break-before="auto" style:column-width="147.26pt"/>
    </style:style>
    <style:style style:name="co18" style:family="table-column">
      <style:table-column-properties fo:break-before="auto" style:column-width="273.66pt"/>
    </style:style>
    <style:style style:name="co19" style:family="table-column">
      <style:table-column-properties fo:break-before="auto" style:column-width="29.14pt"/>
    </style:style>
    <style:style style:name="co20" style:family="table-column">
      <style:table-column-properties fo:break-before="auto" style:column-width="28.49pt"/>
    </style:style>
    <style:style style:name="co21" style:family="table-column">
      <style:table-column-properties fo:break-before="auto" style:column-width="8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180.74pt" draw:caption-point-x="-11.54pt" draw:caption-point-y="-22.96pt">
              <dc:date>2025-04-16T00:00:00</dc:date>
              <text:p text:style-name="P1">266{2, 7, 14, 19, 38, 133}:Chip</text:p>
            </office:annotation>
            <text:p>exercise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180.74pt" draw:caption-point-x="-11.54pt" draw:caption-point-y="-22.96pt">
              <dc:date>2025-04-16T00:00:00</dc:date>
              <text:p text:style-name="P1">128{2, 4, 8, 16, 32, 64}:Glycerin</text:p>
            </office:annotation>
            <text:p>pou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180.74pt" draw:caption-point-x="-11.54pt" draw:caption-point-y="-22.96pt">
              <dc:date>2025-04-16T00:00:00</dc:date>
              <text:p text:style-name="P1">124{2, 4, 31, 62}:Mina</text:p>
            </office:annotation>
            <text:p>net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180.74pt" draw:caption-point-x="-11.54pt" draw:caption-point-y="-22.96pt">
              <dc:date>2025-04-16T00:00:00</dc:date>
              <text:p text:style-name="P1">121{11}:Pipe</text:p>
            </office:annotation>
            <text:p>pool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180.74pt" draw:caption-point-x="-11.54pt" draw:caption-point-y="-22.96pt">
              <dc:date>2025-04-16T00:00:00</dc:date>
              <text:p text:style-name="P1">120{2, 3, 4, 5, 6, 8, 10, 12, 15, 20, 24, 30, 40, 60}:Thread</text:p>
            </office:annotation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290.47pt" draw:caption-point-x="-11.54pt" draw:caption-point-y="-22.45pt">
              <dc:date>2025-04-16T00:00:00</dc:date>
              <text:p text:style-name="P1">224{2, 4, 7, 8, 14, 16, 28, 32, 56, 112}:Smile</text:p>
            </office:annotation>
            <text:p>presenc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291pt" draw:caption-point-x="-11.54pt" draw:caption-point-y="-22.99pt">
              <dc:date>2025-04-16T00:00:00</dc:date>
              <text:p text:style-name="P1">137{}:Main</text:p>
            </office:annotation>
            <text:p>ben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291pt" draw:caption-point-x="-11.54pt" draw:caption-point-y="-22.99pt">
              <dc:date>2025-04-16T00:00:00</dc:date>
              <text:p text:style-name="P1">159{3, 53}:Quote</text:p>
            </office:annotation>
            <text:p>standard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291pt" draw:caption-point-x="-11.54pt" draw:caption-point-y="-22.99pt">
              <dc:date>2025-04-16T00:00:00</dc:date>
              <text:p text:style-name="P1">152{2, 4, 8, 19, 38, 76}:Bend</text:p>
            </office:annotation>
            <text:p>diagram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291pt" draw:caption-point-x="-11.54pt" draw:caption-point-y="-22.99pt">
              <dc:date>2025-04-16T00:00:00</dc:date>
              <text:p text:style-name="P1">153{3, 9, 17, 51}:Break</text:p>
            </office:annotation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400.71pt" draw:caption-point-x="-11.54pt" draw:caption-point-y="-22.42pt">
              <dc:date>2025-04-16T00:00:00</dc:date>
              <text:p text:style-name="P1">260{2, 4, 5, 10, 13, 20, 26, 52, 65, 130}:Now</text:p>
            </office:annotation>
            <text:p>origin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01.24pt" draw:caption-point-x="-11.54pt" draw:caption-point-y="-22.96pt">
              <dc:date>2025-04-16T00:00:00</dc:date>
              <text:p text:style-name="P1">127{}:Oxygen</text:p>
            </office:annotation>
            <text:p>rea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01.24pt" draw:caption-point-x="-11.54pt" draw:caption-point-y="-22.96pt">
              <dc:date>2025-04-16T00:00:00</dc:date>
              <text:p text:style-name="P1">141{3, 47}:Print</text:p>
            </office:annotation>
            <text:p>frequenc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01.24pt" draw:caption-point-x="-11.54pt" draw:caption-point-y="-22.96pt">
              <dc:date>2025-04-16T00:00:00</dc:date>
              <text:p text:style-name="P1">170{2, 5, 10, 17, 34, 85}:Up</text:p>
            </office:annotation>
            <text:p>anchor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01.24pt" draw:caption-point-x="-11.54pt" draw:caption-point-y="-22.96pt">
              <dc:date>2025-04-16T00:00:00</dc:date>
              <text:p text:style-name="P1">169{13}:Robot</text:p>
            </office:annotation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448.5pt" draw:caption-point-x="-11.54pt" draw:caption-point-y="-22.99pt">
              <dc:date>2025-04-16T00:00:00</dc:date>
              <text:p text:style-name="P1">105{3, 5, 7, 15, 21, 35}:Sand</text:p>
            </office:annotation>
            <text:p>astonishm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48.5pt" draw:caption-point-x="-11.54pt" draw:caption-point-y="-22.99pt">
              <dc:date>2025-04-16T00:00:00</dc:date>
              <text:p text:style-name="P1">58{2,29}:Palm</text:p>
            </office:annotation>
            <text:p>mat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48.5pt" draw:caption-point-x="-11.54pt" draw:caption-point-y="-22.99pt">
              <dc:date>2025-04-16T00:00:00</dc:date>
              <text:p text:style-name="P1">59{}:Bamboo</text:p>
            </office:annotation>
            <text:p>roam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48.5pt" draw:caption-point-x="-11.54pt" draw:caption-point-y="-22.99pt">
              <dc:date>2025-04-16T00:00:00</dc:date>
              <text:p text:style-name="P1">79{}:Betel</text:p>
            </office:annotation>
            <text:p>ray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48.5pt" draw:caption-point-x="-11.54pt" draw:caption-point-y="-22.99pt">
              <dc:date>2025-04-16T00:00:00</dc:date>
              <text:p text:style-name="P1">56{2, 4, 7, 8, 14, 28}:Bael</text:p>
            </office:annotation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office:annotation draw:style-name="gr1" draw:text-style-name="P2" svg:width="200.75pt" svg:height="27.01pt" svg:x="173.08pt" svg:y="479.99pt" draw:caption-point-x="-11.54pt" draw:caption-point-y="-22.96pt">
              <dc:date>2025-04-16T00:00:00</dc:date>
              <text:p text:style-name="P1">88{2, 4, 8, 11, 22, 44}:Whey</text:p>
            </office:annotation>
            <text:p>description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479.99pt" draw:caption-point-x="-11.54pt" draw:caption-point-y="-22.96pt">
              <dc:date>2025-04-16T00:00:00</dc:date>
              <text:p text:style-name="P1">33{3,11}:Scorpion</text:p>
            </office:annotation>
            <text:p>cat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479.99pt" draw:caption-point-x="-11.54pt" draw:caption-point-y="-22.96pt">
              <dc:date>2025-04-16T00:00:00</dc:date>
              <text:p text:style-name="P1">45{3, 5, 9, 15}:Peacock</text:p>
            </office:annotation>
            <text:p>version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479.99pt" draw:caption-point-x="-11.54pt" draw:caption-point-y="-22.96pt">
              <dc:date>2025-04-16T00:00:00</dc:date>
              <text:p text:style-name="P1">61{}:Horseradish</text:p>
            </office:annotation>
            <text:p>syndicate</text:p>
          </table:table-cell>
          <table:table-cell table:style-name="ce31" office:value-type="string" calcext:value-type="string">
            <office:annotation draw:style-name="gr1" draw:text-style-name="P2" svg:width="280.6pt" svg:height="27.01pt" svg:x="373.83pt" svg:y="479.99pt" draw:caption-point-x="-11.54pt" draw:caption-point-y="-22.96pt">
              <dc:date>2025-04-16T00:00:00</dc:date>
              <text:p text:style-name="P1">47{}:Koel</text:p>
            </office:annotation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669pt" draw:caption-point-x="-11.54pt" draw:caption-point-y="-22.99pt">
              <dc:date>2025-04-16T00:00:00</dc:date>
              <text:p text:style-name="P1">177{3, 59}:Who</text:p>
            </office:annotation>
            <text:p>articl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669pt" draw:caption-point-x="-11.54pt" draw:caption-point-y="-22.99pt">
              <dc:date>2025-04-16T00:00:00</dc:date>
              <text:p text:style-name="P1">141{3, 47}:Print</text:p>
            </office:annotation>
            <text:p>pictur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669pt" draw:caption-point-x="-11.54pt" draw:caption-point-y="-22.99pt">
              <dc:date>2025-04-16T00:00:00</dc:date>
              <text:p text:style-name="P1">185{5, 37}:Think</text:p>
            </office:annotation>
            <text:p>essa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669pt" draw:caption-point-x="-11.54pt" draw:caption-point-y="-22.99pt">
              <dc:date>2025-04-16T00:00:00</dc:date>
              <text:p text:style-name="P1">172{2, 4, 43, 86}:Position</text:p>
            </office:annotation>
            <text:p>turn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669pt" draw:caption-point-x="-11.54pt" draw:caption-point-y="-22.99pt">
              <dc:date>2025-04-16T00:00:00</dc:date>
              <text:p text:style-name="P1">175{5, 7, 25, 35}:Thing</text:p>
            </office:annotation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779.24pt" draw:caption-point-x="-11.54pt" draw:caption-point-y="-22.96pt">
              <dc:date>2025-04-16T00:00:00</dc:date>
              <text:p text:style-name="P1">179{}:Left</text:p>
            </office:annotation>
            <text:p>curr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779.24pt" draw:caption-point-x="-11.54pt" draw:caption-point-y="-22.96pt">
              <dc:date>2025-04-16T00:00:00</dc:date>
              <text:p text:style-name="P1">155{5, 31}:Carry</text:p>
            </office:annotation>
            <text:p>read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779.24pt" draw:caption-point-x="-11.54pt" draw:caption-point-y="-22.96pt">
              <dc:date>2025-04-16T00:00:00</dc:date>
              <text:p text:style-name="P1">160{2, 4, 5, 8, 10, 16, 20, 32, 40, 80}:Sleeve</text:p>
            </office:annotation>
            <text:p>parallel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779.24pt" draw:caption-point-x="-11.54pt" draw:caption-point-y="-22.96pt">
              <dc:date>2025-04-16T00:00:00</dc:date>
              <text:p text:style-name="P1">169{13}:Robot</text:p>
            </office:annotation>
            <text:p>cou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779.24pt" draw:caption-point-x="-11.54pt" draw:caption-point-y="-22.96pt">
              <dc:date>2025-04-16T00:00:00</dc:date>
              <text:p text:style-name="P1">160{2, 4, 5, 8, 10, 16, 20, 32, 40, 80}:Sleeve</text:p>
            </office:annotation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889.51pt" draw:caption-point-x="-11.54pt" draw:caption-point-y="-22.99pt">
              <dc:date>2025-04-16T00:00:00</dc:date>
              <text:p text:style-name="P1">152{2, 4, 8, 19, 38, 76}:Bend</text:p>
            </office:annotation>
            <text:p>proof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889.51pt" draw:caption-point-x="-11.54pt" draw:caption-point-y="-22.99pt">
              <dc:date>2025-04-16T00:00:00</dc:date>
              <text:p text:style-name="P1">159{3, 53}:Quote</text:p>
            </office:annotation>
            <text:p>calendar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889.51pt" draw:caption-point-x="-11.54pt" draw:caption-point-y="-22.99pt">
              <dc:date>2025-04-16T00:00:00</dc:date>
              <text:p text:style-name="P1">146{2, 73}:Mark</text:p>
            </office:annotation>
            <text:p>pseudo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889.51pt" draw:caption-point-x="-11.54pt" draw:caption-point-y="-22.99pt">
              <dc:date>2025-04-16T00:00:00</dc:date>
              <text:p text:style-name="P1">148{2, 4, 37, 74}:Fact</text:p>
            </office:annotation>
            <text:p>gra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889.51pt" draw:caption-point-x="-11.54pt" draw:caption-point-y="-22.99pt">
              <dc:date>2025-04-16T00:00:00</dc:date>
              <text:p text:style-name="P1">157{}:Grill</text:p>
            </office:annotation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936.74pt" draw:caption-point-x="-11.54pt" draw:caption-point-y="-22.96pt">
              <dc:date>2025-04-16T00:00:00</dc:date>
              <text:p text:style-name="P1">66{2, 3, 6, 11, 22, 33}:Cotton</text:p>
            </office:annotation>
            <text:p>mark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936.74pt" draw:caption-point-x="-11.54pt" draw:caption-point-y="-22.96pt">
              <dc:date>2025-04-16T00:00:00</dc:date>
              <text:p text:style-name="P1">60{2, 3, 4, 5, 6, 10, 12, 15, 20, 30}:Mangrove</text:p>
            </office:annotation>
            <text:p>grammar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936.74pt" draw:caption-point-x="-11.54pt" draw:caption-point-y="-22.96pt">
              <dc:date>2025-04-16T00:00:00</dc:date>
              <text:p text:style-name="P1">51{3, 17}:Bulbul</text:p>
            </office:annotation>
            <text:p>clip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936.74pt" draw:caption-point-x="-11.54pt" draw:caption-point-y="-22.96pt">
              <dc:date>2025-04-16T00:00:00</dc:date>
              <text:p text:style-name="P1">59{}:Bamboo</text:p>
            </office:annotation>
            <text:p>matrix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936.74pt" draw:caption-point-x="-11.54pt" draw:caption-point-y="-22.96pt">
              <dc:date>2025-04-16T00:00:00</dc:date>
              <text:p text:style-name="P1">69{3, 23}:Papaya</text:p>
            </office:annotation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office:annotation draw:style-name="gr2" draw:text-style-name="P2" svg:width="200.75pt" svg:height="26.99pt" svg:x="173.08pt" svg:y="968.26pt" draw:caption-point-x="-11.54pt" draw:caption-point-y="-22.99pt">
              <dc:date>2025-04-16T00:00:00</dc:date>
              <text:p text:style-name="P1">45{3, 5, 9, 15}:Peacock</text:p>
            </office:annotation>
            <text:p>suffix</text:p>
          </table:table-cell>
          <table:table-cell table:style-name="ce26" office:value-type="string" calcext:value-type="string">
            <office:annotation draw:style-name="gr2" draw:text-style-name="P2" svg:width="223.65pt" svg:height="26.99pt" svg:x="220.34pt" svg:y="968.26pt" draw:caption-point-x="-11.54pt" draw:caption-point-y="-22.99pt">
              <dc:date>2025-04-16T00:00:00</dc:date>
              <text:p text:style-name="P1">44{2, 4, 11, 22}:Rhinoceros</text:p>
            </office:annotation>
            <text:p>mobil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968.26pt" draw:caption-point-x="-11.54pt" draw:caption-point-y="-22.99pt">
              <dc:date>2025-04-16T00:00:00</dc:date>
              <text:p text:style-name="P1">50{2, 5, 10, 25}:Swan</text:p>
            </office:annotation>
            <text:p>step</text:p>
          </table:table-cell>
          <table:table-cell table:style-name="ce26" office:value-type="string" calcext:value-type="string">
            <office:annotation draw:style-name="gr2" draw:text-style-name="P2" svg:width="267.39pt" svg:height="26.99pt" svg:x="316.89pt" svg:y="968.26pt" draw:caption-point-x="-11.54pt" draw:caption-point-y="-22.99pt">
              <dc:date>2025-04-16T00:00:00</dc:date>
              <text:p text:style-name="P1">36{2, 3, 4, 6, 9, 12, 18}:Firefly</text:p>
            </office:annotation>
            <text:p>basic</text:p>
          </table:table-cell>
          <table:table-cell table:style-name="ce31" office:value-type="string" calcext:value-type="string">
            <office:annotation draw:style-name="gr2" draw:text-style-name="P2" svg:width="280.6pt" svg:height="26.99pt" svg:x="373.83pt" svg:y="968.26pt" draw:caption-point-x="-11.54pt" draw:caption-point-y="-22.99pt">
              <dc:date>2025-04-16T00:00:00</dc:date>
              <text:p text:style-name="P1">73{}:Pomegranate</text:p>
            </office:annotation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number-columns-repeated="1007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4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 office:value-type="string" calcext:value-type="string">
            <text:p>Rate</text:p>
          </table:table-cell>
          <table:table-cell table:style-name="ce51" office:value-type="string" calcext:value-type="string">
            <text:p>Total</text:p>
          </table:table-cell>
          <table:table-cell table:style-name="ce46" office:value-type="string" calcext:value-type="string">
            <text:p>Price</text:p>
          </table:table-cell>
          <table:table-cell table:style-name="ce57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5"/>
          <table:table-cell table:style-name="ce38" office:value-type="string" calcext:value-type="string">
            <text:p>200{2, 4, 5, 8, 10, 20, 25, 40, 50, 100}:#About##</text:p>
          </table:table-cell>
          <table:table-cell table:style-name="ce42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7"/>
          <table:table-cell table:style-name="ce52"/>
          <table:table-cell table:style-name="ce47" office:value-type="float" office:value="299" calcext:value-type="float">
            <text:p>299</text:p>
          </table:table-cell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5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699" calcext:value-type="float">
            <text:p>26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5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265" calcext:value-type="float">
            <text:p>326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Bell</text:p>
          </table:table-cell>
          <table:table-cell table:style-name="ce30" office:value-type="string" calcext:value-type="string">
            <text:p>USB Hub</text:p>
          </table:table-cell>
          <table:table-cell table:style-name="ce35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84" calcext:value-type="float">
            <text:p>184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5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55" calcext:value-type="float">
            <text:p>15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5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62" calcext:value-type="float">
            <text:p>362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35" calcext:value-type="float">
            <text:p>13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5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1" draw:text-style-name="P2" svg:width="154.89pt" svg:height="27.01pt" svg:x="946.09pt" svg:y="180.74pt" draw:caption-point-x="-11.54pt" draw:caption-point-y="-22.96pt">
              <dc:date>2025-04-16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154.26pt" svg:height="28.09pt" svg:x="1025.23pt" svg:y="180.2pt" draw:caption-point-x="-11.54pt" draw:caption-point-y="-22.42pt">
              <dc:date>2025-04-16T00:00:00</dc:date>
              <text:p text:style-name="P1">340{2, 4, 5, 10, 17, 20, 34, 68, 85, 170}:Dream</text:p>
            </office:annotation>
          </table:table-cell>
          <table:table-cell table:style-name="ce48" office:value-type="float" office:value="207" calcext:value-type="float">
            <text:p>207</text:p>
          </table:table-cell>
          <table:table-cell table:style-name="ce59" office:value-type="float" office:value="7007" calcext:value-type="float">
            <office:annotation draw:style-name="gr1" draw:text-style-name="P2" svg:width="218.81pt" svg:height="27.01pt" svg:x="1100.98pt" svg:y="180.74pt" draw:caption-point-x="-11.54pt" draw:caption-point-y="-22.96pt">
              <dc:date>2025-04-16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5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47" calcext:value-type="float">
            <text:p>247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 office:value-type="string" calcext:value-type="string">
            <text:p>Board Game</text:p>
          </table:table-cell>
          <table:table-cell table:style-name="ce35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table:number-columns-repeated="2"/>
          <table:table-cell table:style-name="ce30" office:value-type="string" calcext:value-type="string">
            <text:p>Workout Roller</text:p>
          </table:table-cell>
          <table:table-cell table:style-name="ce35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table:number-columns-repeated="2"/>
          <table:table-cell table:style-name="ce30" office:value-type="string" calcext:value-type="string">
            <text:p>Photo Frame</text:p>
          </table:table-cell>
          <table:table-cell table:style-name="ce35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table:number-columns-repeated="2"/>
          <table:table-cell table:style-name="ce30" office:value-type="string" calcext:value-type="string">
            <text:p>Plastic Toy</text:p>
          </table:table-cell>
          <table:table-cell table:style-name="ce35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table:number-columns-repeated="2"/>
          <table:table-cell table:style-name="ce30" office:value-type="string" calcext:value-type="string">
            <text:p>Computer Server</text:p>
          </table:table-cell>
          <table:table-cell table:style-name="ce35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table:number-columns-repeated="2"/>
          <table:table-cell table:style-name="ce30" office:value-type="string" calcext:value-type="string">
            <text:p>Bluetooth Speaker</text:p>
          </table:table-cell>
          <table:table-cell table:style-name="ce35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291pt" draw:caption-point-x="-11.54pt" draw:caption-point-y="-22.99pt">
              <dc:date>2025-04-16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8"/>
          <table:table-cell table:style-name="ce53">
            <office:annotation draw:style-name="gr2" draw:text-style-name="P2" svg:width="154.26pt" svg:height="26.99pt" svg:x="1025.23pt" svg:y="291pt" draw:caption-point-x="-11.54pt" draw:caption-point-y="-22.99pt">
              <dc:date>2025-04-16T00:00:00</dc:date>
              <text:p text:style-name="P1">309{3, 103}:Problem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291pt" draw:caption-point-x="-11.54pt" draw:caption-point-y="-22.99pt">
              <dc:date>2025-04-16T00:00:00</dc:date>
              <text:p text:style-name="P1">359{}:Drama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table:number-columns-repeated="2"/>
          <table:table-cell table:style-name="ce30" office:value-type="string" calcext:value-type="string">
            <text:p>Keyboard Piano</text:p>
          </table:table-cell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table:number-columns-repeated="2"/>
          <table:table-cell table:style-name="ce30" office:value-type="string" calcext:value-type="string">
            <text:p>Compact Disc</text:p>
          </table:table-cell>
          <table:table-cell table:style-name="ce35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table:number-columns-repeated="2"/>
          <table:table-cell table:style-name="ce30" office:value-type="string" calcext:value-type="string">
            <text:p>UV Purifier</text:p>
          </table:table-cell>
          <table:table-cell table:style-name="ce35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table:number-columns-repeated="2"/>
          <table:table-cell table:style-name="ce30" office:value-type="string" calcext:value-type="string">
            <text:p>Woollen Blanket</text:p>
          </table:table-cell>
          <table:table-cell table:style-name="ce35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table:number-columns-repeated="2"/>
          <table:table-cell table:style-name="ce30" office:value-type="string" calcext:value-type="string">
            <text:p>Electric Adapter</text:p>
          </table:table-cell>
          <table:table-cell table:style-name="ce35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table:number-columns-repeated="2"/>
          <table:table-cell table:style-name="ce30" office:value-type="string" calcext:value-type="string">
            <text:p>Manganese Capsule</text:p>
          </table:table-cell>
          <table:table-cell table:style-name="ce35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table:number-columns-repeated="2"/>
          <table:table-cell table:style-name="ce30" office:value-type="string" calcext:value-type="string">
            <text:p>Multifunctional Cutter</text:p>
          </table:table-cell>
          <table:table-cell table:style-name="ce35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8.09pt" svg:x="946.09pt" svg:y="400.71pt" draw:caption-point-x="-11.54pt" draw:caption-point-y="-22.42pt">
              <dc:date>2025-04-16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154.26pt" svg:height="39.29pt" svg:x="1025.23pt" svg:y="395.09pt" draw:caption-point-x="-11.54pt" draw:caption-point-y="-16.81pt">
              <dc:date>2025-04-16T00:00:00</dc:date>
              <text:p text:style-name="P1">300{2, 3, 4, 5, 6, 10, 12, 15, 20, 25, 30, 50, 60, 75, 100, 150}:Mask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401.24pt" draw:caption-point-x="-11.54pt" draw:caption-point-y="-22.96pt">
              <dc:date>2025-04-16T00:00:00</dc:date>
              <text:p text:style-name="P1">406{2, 7, 14, 29, 58, 203}:Coil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table:number-columns-repeated="2"/>
          <table:table-cell table:style-name="ce30" office:value-type="string" calcext:value-type="string">
            <text:p>Instant Cookware</text:p>
          </table:table-cell>
          <table:table-cell table:style-name="ce35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table:number-columns-repeated="2"/>
          <table:table-cell table:style-name="ce30" office:value-type="string" calcext:value-type="string">
            <text:p>Storage Cupboard</text:p>
          </table:table-cell>
          <table:table-cell table:style-name="ce35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pring</text:p>
          </table:table-cell>
          <table:table-cell table:style-name="ce1" office:value-type="string" calcext:value-type="string">
            <text:p>Spiral</text:p>
          </table:table-cell>
          <table:table-cell table:style-name="ce30" office:value-type="string" calcext:value-type="string">
            <text:p>Weighing Scale</text:p>
          </table:table-cell>
          <table:table-cell table:style-name="ce35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2" draw:text-style-name="P2" svg:width="154.89pt" svg:height="28.09pt" svg:x="946.09pt" svg:y="447.96pt" draw:caption-point-x="-11.54pt" draw:caption-point-y="-22.45pt">
              <dc:date>2025-04-16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154.26pt" svg:height="28.09pt" svg:x="1025.23pt" svg:y="447.96pt" draw:caption-point-x="-11.54pt" draw:caption-point-y="-22.45pt">
              <dc:date>2025-04-16T00:00:00</dc:date>
              <text:p text:style-name="P1">168{2, 3, 4, 6, 7, 8, 12, 14, 21, 24, 28, 42, 56, 84}:Metal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448.5pt" draw:caption-point-x="-11.54pt" draw:caption-point-y="-22.99pt">
              <dc:date>2025-04-16T00:00:00</dc:date>
              <text:p text:style-name="P1">170{2, 5, 10, 17, 34, 85}:Up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Chalk</text:p>
          </table:table-cell>
          <table:table-cell table:style-name="ce30" office:value-type="string" calcext:value-type="string">
            <text:p>Water Cooler</text:p>
          </table:table-cell>
          <table:table-cell table:style-name="ce35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 office:value-type="string" calcext:value-type="string">
            <text:p>Wall Board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1" draw:text-style-name="P2" svg:width="154.89pt" svg:height="27.01pt" svg:x="946.09pt" svg:y="479.99pt" draw:caption-point-x="-11.54pt" draw:caption-point-y="-22.96pt">
              <dc:date>2025-04-16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154.26pt" svg:height="27.01pt" svg:x="1025.23pt" svg:y="479.99pt" draw:caption-point-x="-11.54pt" draw:caption-point-y="-22.96pt">
              <dc:date>2025-04-16T00:00:00</dc:date>
              <text:p text:style-name="P1">124{2, 4, 31, 62}:Mina</text:p>
            </office:annotation>
          </table:table-cell>
          <table:table-cell table:style-name="ce48"/>
          <table:table-cell table:style-name="ce59">
            <office:annotation draw:style-name="gr1" draw:text-style-name="P2" svg:width="218.81pt" svg:height="27.01pt" svg:x="1100.98pt" svg:y="479.99pt" draw:caption-point-x="-11.54pt" draw:caption-point-y="-22.96pt">
              <dc:date>2025-04-16T00:00:00</dc:date>
              <text:p text:style-name="P1">88{2, 4, 8, 11, 22 ,44}:Whey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5"/>
          <table:table-cell table:style-name="ce40" office:value-type="string" calcext:value-type="string">
            <text:p>469{7, 67}:#Tether##</text:p>
          </table:table-cell>
          <table:table-cell table:style-name="ce44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/>
          <table:table-cell table:style-name="ce51"/>
          <table:table-cell table:style-name="ce46"/>
          <table: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8" office:value-type="string" calcext:value-type="string">
            <text:p>Chimney</text:p>
          </table:table-cell>
          <table:table-cell table:style-name="ce42" office:value-type="string" calcext:value-type="string">
            <text:p>Tense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Pro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Ad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Adje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/>
          <table:table-cell table:style-name="ce1" office:value-type="string" calcext:value-type="string">
            <text:p>`</text:p>
          </table:table-cell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Preposi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669pt" draw:caption-point-x="-11.54pt" draw:caption-point-y="-22.99pt">
              <dc:date>2025-04-16T00:00:00</dc:date>
              <text:p text:style-name="P1">203{7, 29}:Fancy</text:p>
            </office:annotation>
            <text:p>Conjunction</text:p>
          </table:table-cell>
          <table:table-cell table:style-name="ce48"/>
          <table:table-cell table:style-name="ce53">
            <office:annotation draw:style-name="gr2" draw:text-style-name="P2" svg:width="154.26pt" svg:height="28.09pt" svg:x="1025.23pt" svg:y="668.47pt" draw:caption-point-x="-11.54pt" draw:caption-point-y="-22.45pt">
              <dc:date>2025-04-16T00:00:00</dc:date>
              <text:p text:style-name="P1">228{2, 3, 4, 6, 12, 19, 38, 57, 76, 114}:Mind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669pt" draw:caption-point-x="-11.54pt" draw:caption-point-y="-22.99pt">
              <dc:date>2025-04-16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Interjec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Punctua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Delimiter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Super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A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Phr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 office:value-type="string" calcext:value-type="string">
            <text:p>Hook up</text:p>
          </table:table-cell>
          <table:table-cell table:style-name="ce1" office:value-type="string" calcext:value-type="string">
            <text:p>Take care</text:p>
          </table:table-cell>
          <table:table-cell table:style-name="ce1" office:value-type="string" calcext:value-type="string">
            <text:p>Count on</text:p>
          </table:table-cell>
          <table:table-cell table:style-name="ce1" office:value-type="string" calcext:value-type="string">
            <text:p>Pile up</text:p>
          </table:table-cell>
          <table:table-cell table:style-name="ce30" office:value-type="string" calcext:value-type="string">
            <text:p>Move on</text:p>
          </table:table-cell>
          <table:table-cell table:style-name="ce1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779.24pt" draw:caption-point-x="-11.54pt" draw:caption-point-y="-22.96pt">
              <dc:date>2025-04-16T00:00:00</dc:date>
              <text:p text:style-name="P1">227{}:Acrobat</text:p>
            </office:annotation>
            <text:p>Imag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 office:value-type="string" calcext:value-type="string">
            <text:p>Push up</text:p>
          </table:table-cell>
          <table:table-cell table:style-name="ce1" office:value-type="string" calcext:value-type="string">
            <text:p>Hang on</text:p>
          </table:table-cell>
          <table:table-cell table:style-name="ce1" office:value-type="string" calcext:value-type="string">
            <text:p>Disc brake</text:p>
          </table:table-cell>
          <table:table-cell table:style-name="ce1" office:value-type="string" calcext:value-type="string">
            <text:p>Stop watch</text:p>
          </table:table-cell>
          <table:table-cell table:style-name="ce30" office:value-type="string" calcext:value-type="string">
            <text:p>Pull down</text:p>
          </table:table-cell>
          <table:table-cell table:style-name="ce1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Pass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 office:value-type="string" calcext:value-type="string">
            <text:p>Save it</text:p>
          </table:table-cell>
          <table:table-cell table:style-name="ce1" office:value-type="string" calcext:value-type="string">
            <text:p>I mean</text:p>
          </table:table-cell>
          <table:table-cell table:style-name="ce1" office:value-type="string" calcext:value-type="string">
            <text:p>So nice</text:p>
          </table:table-cell>
          <table:table-cell table:style-name="ce1" office:value-type="string" calcext:value-type="string">
            <text:p>I'm having</text:p>
          </table:table-cell>
          <table:table-cell table:style-name="ce30" office:value-type="string" calcext:value-type="string">
            <text:p>Any question</text:p>
          </table:table-cell>
          <table:table-cell table:style-name="ce1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Sub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 office:value-type="string" calcext:value-type="string">
            <text:p>Fly out</text:p>
          </table:table-cell>
          <table:table-cell table:style-name="ce1" office:value-type="string" calcext:value-type="string">
            <text:p>Drive through</text:p>
          </table:table-cell>
          <table:table-cell table:style-name="ce1" office:value-type="string" calcext:value-type="string">
            <text:p>Rocket science</text:p>
          </table:table-cell>
          <table:table-cell table:style-name="ce1" office:value-type="string" calcext:value-type="string">
            <text:p>Sit up</text:p>
          </table:table-cell>
          <table:table-cell table:style-name="ce30" office:value-type="string" calcext:value-type="string">
            <text:p>Jump in</text:p>
          </table:table-cell>
          <table:table-cell table:style-name="ce1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Scal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Tag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Mnemonic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Spell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889.51pt" draw:caption-point-x="-11.54pt" draw:caption-point-y="-22.99pt">
              <dc:date>2025-04-16T00:00:00</dc:date>
              <text:p text:style-name="P1">171{3, 9, 19, 57}:Choice</text:p>
            </office:annotation>
            <text:p>Word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Cau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Par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 office:value-type="string" calcext:value-type="string">
            <text:p>Maintain space</text:p>
          </table:table-cell>
          <table:table-cell table:style-name="ce1" office:value-type="string" calcext:value-type="string">
            <text:p>So called</text:p>
          </table:table-cell>
          <table:table-cell table:style-name="ce1" office:value-type="string" calcext:value-type="string">
            <text:p>Such as</text:p>
          </table:table-cell>
          <table:table-cell table:style-name="ce1" office:value-type="string" calcext:value-type="string">
            <text:p>My signature</text:p>
          </table:table-cell>
          <table:table-cell table:style-name="ce30" office:value-type="string" calcext:value-type="string">
            <text:p>Excuse me</text:p>
          </table:table-cell>
          <table:table-cell table:style-name="ce1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1" draw:text-style-name="P2" svg:width="154.89pt" svg:height="27.01pt" svg:x="946.09pt" svg:y="936.74pt" draw:caption-point-x="-11.54pt" draw:caption-point-y="-22.96pt">
              <dc:date>2025-04-16T00:00:00</dc:date>
              <text:p text:style-name="P1">67{}:Lotus</text:p>
            </office:annotation>
            <text:p>Prin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 office:value-type="string" calcext:value-type="string">
            <text:p>Once upon</text:p>
          </table:table-cell>
          <table:table-cell table:style-name="ce1" office:value-type="string" calcext:value-type="string">
            <text:p>Address of</text:p>
          </table:table-cell>
          <table:table-cell table:style-name="ce1" office:value-type="string" calcext:value-type="string">
            <text:p>Throw in</text:p>
          </table:table-cell>
          <table:table-cell table:style-name="ce1" office:value-type="string" calcext:value-type="string">
            <text:p>Think twice</text:p>
          </table:table-cell>
          <table:table-cell table:style-name="ce30" office:value-type="string" calcext:value-type="string">
            <text:p>One more</text:p>
          </table:table-cell>
          <table:table-cell table:style-name="ce1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Cas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 office:value-type="string" calcext:value-type="string">
            <text:p>Soft node</text:p>
          </table:table-cell>
          <table:table-cell table:style-name="ce26" office:value-type="string" calcext:value-type="string">
            <text:p>How're you</text:p>
          </table:table-cell>
          <table:table-cell table:style-name="ce1" office:value-type="string" calcext:value-type="string">
            <text:p>Speak up</text:p>
          </table:table-cell>
          <table:table-cell table:style-name="ce26" office:value-type="string" calcext:value-type="string">
            <text:p>I'm testing</text:p>
          </table:table-cell>
          <table:table-cell table:style-name="ce31" office:value-type="string" calcext:value-type="string">
            <text:p>Which is</text:p>
          </table:table-cell>
          <table:table-cell table:style-name="ce1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968.26pt" draw:caption-point-x="-11.54pt" draw:caption-point-y="-22.99pt">
              <dc:date>2025-04-16T00:00:00</dc:date>
              <text:p text:style-name="P1">28{2, 4, 7, 14}:Crocodile</text:p>
            </office:annotation>
            <text:p>C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0" office:value-type="string" calcext:value-type="string">
            <text:p>Empty</text:p>
          </table:table-cell>
          <table:table-cell table:style-name="ce44" office:value-type="string" calcext:value-type="string">
            <text:p>Bi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77" meta:object-count="0"/>
    <meta:generator>LibreOfficeDev/6.0.5.2$Linux_X86_64 LibreOffice_project/</meta:generator>
  </office:meta>
</office:document-meta>
</file>